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40.svm" manifest:media-type=""/>
  <manifest:file-entry manifest:full-path="Pictures/TablePreview9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TablePreview38.svm" manifest:media-type=""/>
  <manifest:file-entry manifest:full-path="Pictures/TablePreview3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5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7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.0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7.5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114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7.41cm"/>
    </style:style>
    <style:style style:name="gr12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1.926cm" fo:min-width="7.7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4cm" fo:min-width="8.8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8.2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8.003cm"/>
    </style:style>
    <style:style style:name="gr16" style:family="graphic" style:parent-style-name="standard">
      <style:graphic-properties draw:stroke="solid" svg:stroke-color="#ed1c24" draw:fill="none" draw:fill-color="#ffffff" draw:textarea-horizontal-align="left" draw:auto-grow-height="true" draw:auto-grow-width="true" fo:min-height="2.237cm" fo:min-width="7.114cm"/>
    </style:style>
    <style:style style:name="pr1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1.726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024cm" style:use-optimal-column-width="false"/>
    </style:style>
    <style:style style:name="co4" style:family="table-column">
      <style:table-column-properties style:column-width="1.195cm" style:use-optimal-column-width="false"/>
    </style:style>
    <style:style style:name="co5" style:family="table-column">
      <style:table-column-properties style:column-width="1.722cm" style:use-optimal-column-width="false"/>
    </style:style>
    <style:style style:name="co6" style:family="table-column">
      <style:table-column-properties style:column-width="2.226cm" style:use-optimal-column-width="false"/>
    </style:style>
    <style:style style:name="co7" style:family="table-column">
      <style:table-column-properties style:column-width="2.268cm" style:use-optimal-column-width="false"/>
    </style:style>
    <style:style style:name="ro1" style:family="table-row">
      <style:table-row-properties style:row-height="1.076cm"/>
    </style:style>
    <style:style style:name="ro2" style:family="table-row">
      <style:table-row-properties style:row-height="1.05cm"/>
    </style:style>
    <style:style style:name="ro3" style:family="table-row">
      <style:table-row-properties style:row-height="1.049cm"/>
    </style:style>
    <style:style style:name="ro4" style:family="table-row">
      <style:table-row-properties style:row-height="0.77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6pt" style:font-size-asian="16pt" style:font-size-complex="16pt"/>
    </style:style>
    <style:style style:name="ce3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03pt solid #000000"/>
      <style:text-properties style:font-name="Courier New"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</style:style>
    <style:style style:name="T1" style:family="text">
      <style:text-properties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style:font-name="Courier New" fo:font-size="16pt" fo:language="en" fo:country="US" style:font-size-asian="16pt" style:font-size-complex="16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language="en" fo:country="US" style:font-size-asian="12pt" style:font-size-complex="12pt"/>
    </style:style>
    <style:style style:name="T12" style:family="text">
      <style:text-properties style:font-name="Courier New" fo:font-size="14pt" fo:language="en" fo:country="US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8.028cm" svg:height="0.971cm" svg:x="0.4cm" svg:y="0.429cm">
          <draw:text-box>
            <text:p text:style-name="P2"><text:span text:style-name="T5">Периферийные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AAA</text:span></text:p>
              </table:table-cell>
              <table:table-cell>
                <text:p text:style-name="P2"><text:span text:style-name="T3">0x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NULL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8" draw:text-style-name="P8" draw:layer="layout" svg:width="7.614cm" svg:height="2.487cm" svg:x="0.4cm" svg:y="1.629cm">
          <draw:text-box>
            <text:p text:style-name="P7"><text:span text:style-name="T9">1. Начальное состояние.</text:span></text:p>
            <text:p text:style-name="P7"><text:span text:style-name="T9"/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8.028cm" svg:height="0.971cm" svg:x="0.4cm" svg:y="0.429cm">
          <draw:text-box>
            <text:p text:style-name="P2"><text:span text:style-name="T5">Периферийные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2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AAA</text:span></text:p>
              </table:table-cell>
              <table:table-cell>
                <text:p text:style-name="P2"><text:span text:style-name="T3">0x0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ЦУ-01</text:span></text:p>
              </table:table-cell>
              <table:table-cell>
                <text:p text:style-name="P2"><text:span text:style-name="T4">[ЦУ]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BBB</text:span></text:p>
              </table:table-cell>
              <table:table-cell>
                <text:p text:style-name="P2"><text:span text:style-name="T10">ПУ1-01</text:span></text:p>
              </table:table-cell>
              <table:table-cell>
                <text:p text:style-name="P2"><text:span text:style-name="T10">ЦУ-01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CCC</text:span></text:p>
              </table:table-cell>
              <table:table-cell>
                <text:p text:style-name="P2"><text:span text:style-name="T10">ПУ2-01</text:span></text:p>
              </table:table-cell>
              <table:table-cell>
                <text:p text:style-name="P2"><text:span text:style-name="T10">ЦУ-01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1" draw:text-style-name="P8" draw:layer="layout" svg:width="7.91cm" svg:height="3.046cm" svg:x="0.4cm" svg:y="1.629cm">
          <draw:text-box>
            <text:p text:style-name="P7"><text:span text:style-name="T9">2. Периферийные узлы</text:span></text:p>
            <text:p text:style-name="P7"><text:span text:style-name="T9"><text:s text:c="3"/></text:span><text:span text:style-name="T9">[ПУ:1] и [ПУ:2]</text:span></text:p>
            <text:p text:style-name="P7"><text:span text:style-name="T9"><text:s text:c="3"/></text:span><text:span text:style-name="T9">изменяют свои данные</text:span></text:p>
            <text:p text:style-name="P7"><text:span text:style-name="T9"><text:s text:c="3"/></text:span><text:span text:style-name="T9">и отправляют сообщения</text:span></text:p>
            <text:p text:style-name="P7"><text:span text:style-name="T9"><text:s text:c="3"/></text:span><text:span text:style-name="T9">в центральный узел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2" draw:text-style-name="P8" draw:layer="layout" svg:width="8.799cm" svg:height="3.046cm" svg:x="0.701cm" svg:y="16.9cm">
          <draw:text-box>
            <text:p text:style-name="P7"><text:span text:style-name="T9">Оба периферийных узла</text:span></text:p>
            <text:p text:style-name="P7"><text:span text:style-name="T9">имеют право захватить</text:span></text:p>
            <text:p text:style-name="P7"><text:span text:style-name="T9">запись в центральном узле,</text:span></text:p>
            <text:p text:style-name="P7"><text:span text:style-name="T9">так как</text:span></text:p>
            <text:p text:style-name="P7"><text:span text:style-name="T12">change</text:span><text:span text:style-name="T9"> mutex == </text:span><text:span text:style-name="T12">shared</text:span><text:span text:style-name="T9"> mute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8.028cm" svg:height="0.971cm" svg:x="0.4cm" svg:y="0.429cm">
          <draw:text-box>
            <text:p text:style-name="P2"><text:span text:style-name="T5">Периферийные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2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CCC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2-01</text:span></text:p>
              </table:table-cell>
              <table:table-cell>
                <text:p text:style-name="P2"><text:span text:style-name="T4">[ПУ:2]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1">BBB</text:span></text:p>
              </table:table-cell>
              <table:table-cell>
                <text:p text:style-name="P2"><text:span text:style-name="T10">ПУ1-01</text:span></text:p>
              </table:table-cell>
              <table:table-cell>
                <text:p text:style-name="P2"><text:span text:style-name="T10">ЦУ-01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CCC</text:span></text:p>
              </table:table-cell>
              <table:table-cell>
                <text:p text:style-name="P2"><text:span text:style-name="T10">ПУ2-01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3" draw:text-style-name="P8" draw:layer="layout" svg:width="9.392cm" svg:height="4.164cm" svg:x="0.4cm" svg:y="1.629cm">
          <draw:text-box>
            <text:p text:style-name="P7"><text:span text:style-name="T9">3. Периферийный узел [ПУ:2]</text:span></text:p>
            <text:p text:style-name="P7"><text:span text:style-name="T9"><text:s text:c="3"/></text:span><text:span text:style-name="T9">захватил запись</text:span></text:p>
            <text:p text:style-name="P7"><text:span text:style-name="T9"><text:s text:c="3"/></text:span><text:span text:style-name="T9">в центральном узле</text:span></text:p>
            <text:p text:style-name="P7"><text:span text:style-name="T9"><text:s text:c="3"/></text:span><text:span text:style-name="T9">первым.</text:span></text:p>
            <text:p text:style-name="P7"><text:span text:style-name="T9"><text:s text:c="3"/></text:span><text:span text:style-name="T9">Обновлены данные в [ЦУ]</text:span></text:p>
            <text:p text:style-name="P7"><text:span text:style-name="T9"><text:s text:c="3"/></text:span><text:span text:style-name="T9">и отправлено сообщение</text:span></text:p>
            <text:p text:style-name="P7"><text:span text:style-name="T9"><text:s text:c="3"/></text:span><text:span text:style-name="T9">в периферийный узел [ПУ:1].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BBB</text:span></text:p>
              </table:table-cell>
              <table:table-cell>
                <text:p text:style-name="P2"><text:span text:style-name="T3">0x11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8.028cm" svg:height="0.971cm" svg:x="0.4cm" svg:y="0.429cm">
          <draw:text-box>
            <text:p text:style-name="P2"><text:span text:style-name="T5">Периферийные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2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CCC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2-01</text:span></text:p>
              </table:table-cell>
              <table:table-cell>
                <text:p text:style-name="P2"><text:span text:style-name="T4">[ПУ:2]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CCC</text:span></text:p>
              </table:table-cell>
              <table:table-cell>
                <text:p text:style-name="P2"><text:span text:style-name="T10">ПУ2-01</text:span></text:p>
              </table:table-cell>
              <table:table-cell>
                <text:p text:style-name="P2"><text:span text:style-name="T11">NULL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4" draw:text-style-name="P8" draw:layer="layout" svg:width="8.799cm" svg:height="3.605cm" svg:x="0.4cm" svg:y="1.629cm">
          <draw:text-box>
            <text:p text:style-name="P7"><text:span text:style-name="T9">4. Сообщение узла [ПУ:1]</text:span></text:p>
            <text:p text:style-name="P7"><text:span text:style-name="T9"><text:s text:c="3"/></text:span><text:span text:style-name="T9">центральным узлом</text:span></text:p>
            <text:p text:style-name="P7"><text:span text:style-name="T9"><text:s text:c="3"/></text:span><text:span text:style-name="T9">отбрасывается, так как</text:span></text:p>
            <text:p text:style-name="P7"><text:span text:style-name="T9"/></text:p>
            <text:p text:style-name="P7"><text:span text:style-name="T9">mutex </text:span><text:span text:style-name="T12">owner</text:span><text:span text:style-name="T9"> &lt;&gt; [ПУ:1] &amp;&amp;</text:span></text:p>
            <text:p text:style-name="P7"><text:span text:style-name="T12">change</text:span><text:span text:style-name="T9"> mutex &lt;&gt; </text:span><text:span text:style-name="T12">shared</text:span><text:span text:style-name="T9"> mutex</text:span></text:p>
          </draw:text-box>
        </draw:frame>
        <draw:line draw:style-name="gr9" draw:text-style-name="P5" draw:layer="layout" svg:x1="9.8cm" svg:y1="11.1cm" svg:x2="27.4cm" svg:y2="11.1cm">
          <text:p/>
        </draw:lin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8.4cm" svg:height="7.5cm" svg:x="18.8cm" svg:y="2.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05cm" svg:y="3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12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2" draw:text-style-name="P3" draw:layer="layout" svg:width="5.243cm" svg:height="0.89cm" svg:x="19.2cm" svg:y="2.9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348cm" svg:y="7.1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1-01</text:span></text:p>
              </table:table-cell>
              <table:table-cell>
                <text:p text:style-name="P2"><text:span text:style-name="T3">ПУ2-01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3" draw:text-style-name="P3" draw:layer="layout" svg:width="6.598cm" svg:height="0.89cm" svg:x="19.243cm" svg:y="6.2cm">
          <draw:text-box>
            <text:p><text:span text:style-name="T3">Таблица метаданных</text:span></text:p>
          </draw:text-box>
        </draw:frame>
        <draw:frame draw:style-name="gr4" draw:text-style-name="P4" draw:layer="layout" svg:width="18.028cm" svg:height="0.971cm" svg:x="0.4cm" svg:y="0.429cm">
          <draw:text-box>
            <text:p text:style-name="P2"><text:span text:style-name="T5">Периферийные узлы изменяют данные одновременно</text:span></text:p>
          </draw:text-box>
        </draw:frame>
        <draw:frame draw:style-name="gr5" draw:text-style-name="P3" draw:layer="layout" svg:width="8.63cm" svg:height="0.89cm" svg:x="18.7cm" svg:y="1.7cm">
          <draw:text-box>
            <text:p><text:span text:style-name="T3">Периферийный узел [ПУ:1]</text:span></text:p>
          </draw:text-box>
        </draw:frame>
        <draw:custom-shape draw:style-name="gr1" draw:text-style-name="P1" draw:layer="layout" svg:width="8.4cm" svg:height="7.5cm" svg:x="18.87cm" svg:y="12.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5cm" svg:x="19.375cm" svg:y="13.5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CCC</text:span></text:p>
              </table:table-cell>
              <table:table-cell>
                <text:p text:style-name="P2"><text:span text:style-name="T3">0x21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2" draw:text-style-name="P3" draw:layer="layout" svg:width="5.243cm" svg:height="0.89cm" svg:x="19.27cm" svg:y="12.6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9.418cm" svg:y="16.8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shared</text:span></text:p>
                <text:p text:style-name="P2"><text:span text:style-name="T1">mutex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4">ПУ2-01</text:span></text:p>
              </table:table-cell>
              <table:table-cell>
                <text:p text:style-name="P2"><text:span text:style-name="T3">ЦУ-01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3" draw:text-style-name="P3" draw:layer="layout" svg:width="6.598cm" svg:height="0.89cm" svg:x="19.313cm" svg:y="15.9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18.77cm" svg:y="11.4cm">
          <draw:text-box>
            <text:p><text:span text:style-name="T3">Периферийный узел [ПУ:2]</text:span></text:p>
          </draw:text-box>
        </draw:frame>
        <draw:custom-shape draw:style-name="gr1" draw:text-style-name="P1" draw:layer="layout" svg:width="8.4cm" svg:height="7.5cm" svg:x="0.87cm" svg:y="7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479cm" svg:height="2.124cm" svg:x="1.375cm" svg:y="8.6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2">data</text:span></text:p>
              </table:table-cell>
              <table:table-cell>
                <text:p text:style-name="P2"><text:span text:style-name="T1">version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CCC</text:span></text:p>
              </table:table-cell>
              <table:table-cell>
                <text:p text:style-name="P2"><text:span text:style-name="T3">0x02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2" draw:text-style-name="P3" draw:layer="layout" svg:width="5.243cm" svg:height="0.89cm" svg:x="1.27cm" svg:y="7.7cm">
          <draw:text-box>
            <text:p><text:span text:style-name="T3">Таблица данных</text:span></text:p>
          </draw:text-box>
        </draw:frame>
        <draw:frame draw:style-name="standard" draw:layer="layout" svg:width="7.479cm" svg:height="2.588cm" svg:x="1.418cm" svg:y="11.92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id</text:span></text:p>
              </table:table-cell>
              <table:table-cell>
                <text:p text:style-name="P2"><text:span text:style-name="T1">change</text:span></text:p>
                <text:p text:style-name="P2"><text:span text:style-name="T2">mutex</text:span></text:p>
              </table:table-cell>
              <table:table-cell>
                <text:p text:style-name="P2"><text:span text:style-name="T1">mutex</text:span></text:p>
                <text:p text:style-name="P2"><text:span text:style-name="T1">owner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ПУ2-01</text:span></text:p>
              </table:table-cell>
              <table:table-cell>
                <text:p text:style-name="P2"><text:span text:style-name="T4">[ПУ:2]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3" draw:text-style-name="P3" draw:layer="layout" svg:width="6.598cm" svg:height="0.89cm" svg:x="1.313cm" svg:y="11cm">
          <draw:text-box>
            <text:p><text:span text:style-name="T3">Таблица метаданных</text:span></text:p>
          </draw:text-box>
        </draw:frame>
        <draw:frame draw:style-name="gr5" draw:text-style-name="P3" draw:layer="layout" svg:width="8.63cm" svg:height="0.89cm" svg:x="0.77cm" svg:y="6.5cm">
          <draw:text-box>
            <text:p><text:span text:style-name="T3">Центральный узел [ЦУ]</text:span></text:p>
          </draw:text-box>
        </draw:frame>
        <draw:line draw:style-name="gr6" draw:text-style-name="P5" draw:layer="layout" svg:x1="10.183cm" svg:y1="3.2cm" svg:x2="17.583cm" svg:y2="3.2cm">
          <text:p/>
        </draw:line>
        <draw:frame draw:style-name="standard" draw:layer="layout" svg:width="7.41cm" svg:height="2.266cm" svg:x="10.186cm" svg:y="7.92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7.svm" xlink:type="simple" xlink:show="embed" xlink:actuate="onLoad"/>
        </draw:frame>
        <draw:frame draw:style-name="gr7" draw:text-style-name="P6" draw:layer="layout" svg:width="6.2cm" svg:height="0.89cm" svg:x="11cm" svg:y="6.6cm">
          <draw:text-box>
            <text:p><text:span text:style-name="T8">Очередь [ПУ:1]-[ЦУ]</text:span></text:p>
          </draw:text-box>
        </draw:frame>
        <draw:line draw:style-name="gr6" draw:text-style-name="P5" draw:layer="layout" svg:x1="17.5cm" svg:y1="7.49cm" svg:x2="10.1cm" svg:y2="7.49cm">
          <text:p/>
        </draw:line>
        <draw:frame draw:style-name="standard" draw:layer="layout" svg:width="7.41cm" svg:height="2.266cm" svg:x="10.1cm" svg:y="3.70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8.svm" xlink:type="simple" xlink:show="embed" xlink:actuate="onLoad"/>
        </draw:frame>
        <draw:frame draw:style-name="gr7" draw:text-style-name="P6" draw:layer="layout" svg:width="6.2cm" svg:height="0.89cm" svg:x="10.583cm" svg:y="2.31cm">
          <draw:text-box>
            <text:p><text:span text:style-name="T8">Очередь [ЦУ]-[ПУ:1]</text:span></text:p>
          </draw:text-box>
        </draw:frame>
        <draw:line draw:style-name="gr6" draw:text-style-name="P5" draw:layer="layout" svg:x1="10.183cm" svg:y1="12.89cm" svg:x2="17.583cm" svg:y2="12.89cm">
          <text:p/>
        </draw:line>
        <draw:frame draw:style-name="standard" draw:layer="layout" svg:width="7.41cm" svg:height="2.266cm" svg:x="10.186cm" svg:y="17.61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gr7" draw:text-style-name="P6" draw:layer="layout" svg:width="6.2cm" svg:height="0.89cm" svg:x="11cm" svg:y="16.29cm">
          <draw:text-box>
            <text:p><text:span text:style-name="T8">Очередь [ПУ:2]-[ЦУ]</text:span></text:p>
          </draw:text-box>
        </draw:frame>
        <draw:line draw:style-name="gr6" draw:text-style-name="P5" draw:layer="layout" svg:x1="17.5cm" svg:y1="17.18cm" svg:x2="10.1cm" svg:y2="17.18cm">
          <text:p/>
        </draw:line>
        <draw:frame draw:style-name="standard" draw:layer="layout" svg:width="7.41cm" svg:height="2.266cm" svg:x="10.1cm" svg:y="13.395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>
                <text:p text:style-name="P2"><text:span text:style-name="T6">id</text:span></text:p>
              </table:table-cell>
              <table:table-cell>
                <text:p text:style-name="P2"><text:span text:style-name="T7">data</text:span></text:p>
              </table:table-cell>
              <table:table-cell>
                <text:p text:style-name="P2"><text:span text:style-name="T6">change</text:span></text:p>
                <text:p text:style-name="P2"><text:span text:style-name="T6">mutex</text:span></text:p>
              </table:table-cell>
              <table:table-cell>
                <text:p text:style-name="P2"><text:span text:style-name="T6">shared</text:span></text:p>
                <text:p text:style-name="P2"><text:span text:style-name="T7">mutex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gr7" draw:text-style-name="P6" draw:layer="layout" svg:width="6.2cm" svg:height="0.89cm" svg:x="10.583cm" svg:y="12cm">
          <draw:text-box>
            <text:p><text:span text:style-name="T8">Очередь [ЦУ]-[ПУ:2]</text:span></text:p>
          </draw:text-box>
        </draw:frame>
        <draw:frame draw:style-name="gr15" draw:text-style-name="P8" draw:layer="layout" svg:width="8.503cm" svg:height="3.605cm" svg:x="0.4cm" svg:y="1.629cm">
          <draw:text-box>
            <text:p text:style-name="P7"><text:span text:style-name="T9">5. Периферийный узел [ПУ:1]</text:span></text:p>
            <text:p text:style-name="P7"><text:span text:style-name="T9"><text:s text:c="3"/></text:span><text:span text:style-name="T9">принимает сообщение</text:span></text:p>
            <text:p text:style-name="P7"><text:span text:style-name="T9"><text:s text:c="3"/></text:span><text:span text:style-name="T9">и изменяет свои данные.</text:span></text:p>
            <text:p text:style-name="P7"><text:span text:style-name="T9"/></text:p>
            <text:p text:style-name="P7"><text:span text:style-name="T9">Конечное состояние.</text:span></text:p>
            <text:p text:style-name="P7"><text:span text:style-name="T9">Данные синхронизированы.</text:span></text:p>
          </draw:text-box>
        </draw:frame>
        <draw:line draw:style-name="gr9" draw:text-style-name="P5" draw:layer="layout" svg:x1="9.8cm" svg:y1="11.1cm" svg:x2="27.4cm" svg:y2="11.1cm">
          <text:p/>
        </draw:line>
        <draw:frame draw:style-name="gr16" draw:text-style-name="P8" draw:layer="layout" svg:width="7.614cm" svg:height="2.487cm" svg:x="0.6cm" svg:y="17.401cm">
          <draw:text-box>
            <text:p text:style-name="P7"><text:span text:style-name="T9">Периферийный узел всегда</text:span></text:p>
            <text:p text:style-name="P7"><text:span text:style-name="T9">обязан принять сообщение</text:span></text:p>
            <text:p text:style-name="P7"><text:span text:style-name="T9">от центрального узла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7:36:56.300000000</meta:creation-date>
    <dc:date>2021-02-05T00:34:03.483000000</dc:date>
    <meta:editing-duration>PT1H50M5S</meta:editing-duration>
    <meta:editing-cycles>25</meta:editing-cycles>
    <meta:generator>LibreOffice/5.4.7.2$Windows_X86_64 LibreOffice_project/c838ef25c16710f8838b1faec480ebba495259d0</meta:generator>
    <meta:document-statistic meta:object-count="198"/>
  </office:meta>
</office:document-meta>
</file>